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348210B0D87C2C06C6A.png" manifest:media-type="image/png"/>
  <manifest:file-entry manifest:full-path="Pictures/1000020100000639000000D6BFE68B4602EB54F6.png" manifest:media-type="image/png"/>
  <manifest:file-entry manifest:full-path="Pictures/10000201000003200000013B9F2A071041CDBA1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808080" draw:fill-color="#111111" draw:opacity="50%" draw:textarea-horizontal-align="justify" draw:textarea-vertical-align="middle" draw:auto-grow-height="false" fo:min-height="3.55cm" fo:min-width="29.3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111111" draw:opacity="50%"/>
      <style:paragraph-properties fo:text-align="center"/>
      <style:text-properties fo:color="#ffffff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9.8cm" svg:height="10.533cm" svg:x="0cm" svg:y="-1.4cm">
          <draw:image xlink:href="Pictures/10000201000003200000013B9F2A071041CDBA18.png" xlink:type="simple" xlink:show="embed" xlink:actuate="onLoad">
            <text:p/>
          </draw:image>
        </draw:frame>
        <draw:custom-shape draw:style-name="gr2" draw:text-style-name="P2" draw:layer="layout" svg:width="29.8cm" svg:height="3.8cm" svg:x="0cm" svg:y="2.7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9.799cm" svg:height="4.002cm" svg:x="0.001cm" svg:y="2.597cm">
          <draw:image xlink:href="Pictures/1000020100000639000000D6BFE68B4602EB54F6.png" xlink:type="simple" xlink:show="embed" xlink:actuate="onLoad">
            <text:p/>
          </draw:image>
        </draw:frame>
        <draw:frame draw:style-name="gr1" draw:text-style-name="P1" draw:layer="layout" svg:width="0.01cm" svg:height="0.001cm" svg:x="7.516cm" svg:y="-0.002cm">
          <draw:image xlink:href="Pictures/10000201000004B000000348210B0D87C2C06C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00:24:33.046460593</meta:creation-date>
    <dc:date>2018-07-30T15:22:05.040352462</dc:date>
    <meta:editing-duration>P12DT21H2M57S</meta:editing-duration>
    <meta:editing-cycles>16</meta:editing-cycles>
    <meta:generator>LibreOffice/6.0.5.2$Linux_X86_64 LibreOffice_project/54c8cbb85f300ac59db32fe8a675ff7683cd5a16</meta:generator>
    <meta:document-statistic meta:object-count="4"/>
  </office:meta>
</office:document-meta>
</file>